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78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4.191cm"/>
    </style:style>
    <style:style style:name="co6" style:family="table-column">
      <style:table-column-properties fo:break-before="auto" style:column-width="3.657cm"/>
    </style:style>
    <style:style style:name="co7" style:family="table-column">
      <style:table-column-properties fo:break-before="auto" style:column-width="3.665cm"/>
    </style:style>
    <style:style style:name="co8" style:family="table-column">
      <style:table-column-properties fo:break-before="auto" style:column-width="4.24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ext-properties fo:color="#000000" fo:font-weight="bold" style:font-weight-asian="bold" style:font-weight-complex="bold"/>
    </style:style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NIFORM_vs_GRADIENT_TRANSPORTER_results" table:style-name="ta1">
        <table:shapes>
          <draw:frame draw:z-index="0" draw:style-name="gr1" draw:text-style-name="P1" svg:width="30.48cm" svg:height="17.145cm" svg:x="34.894cm" svg:y="23.844cm">
            <draw:object draw:notify-on-update-of-ranges="UNIFORM_vs_GRADIENT_TRANSPORTER_results.E2:UNIFORM_vs_GRADIENT_TRANSPORTER_results.E41 UNIFORM_vs_GRADIENT_TRANSPORTER_results.F2:UNIFORM_vs_GRADIENT_TRANSPORTER_results.F41 UNIFORM_vs_GRADIENT_TRANSPORTER_results.G2:UNIFORM_vs_GRADIENT_TRANSPORTER_results.G41 UNIFORM_vs_GRADIENT_TRANSPORTER_results.H2:UNIFORM_vs_GRADIENT_TRANSPORTER_results.H41 UNIFORM_vs_GRADIENT_TRANSPORTER_results.I2:UNIFORM_vs_GRADIENT_TRANSPORTER_results.I41 UNIFORM_vs_GRADIENT_TRANSPORTER_results.J2:UNIFORM_vs_GRADIENT_TRANSPORTER_results.J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0.48cm" svg:height="17.145cm" svg:x="33.998cm" svg:y="1.039cm">
            <draw:object draw:notify-on-update-of-ranges="UNIFORM_vs_GRADIENT_TRANSPORTER_results.E2:UNIFORM_vs_GRADIENT_TRANSPORTER_results.E41 UNIFORM_vs_GRADIENT_TRANSPORTER_results.F2:UNIFORM_vs_GRADIENT_TRANSPORTER_results.F41 UNIFORM_vs_GRADIENT_TRANSPORTER_results.G2:UNIFORM_vs_GRADIENT_TRANSPORTER_results.G41 UNIFORM_vs_GRADIENT_TRANSPORTER_results.H2:UNIFORM_vs_GRADIENT_TRANSPORTER_results.H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int(self)</text:p>
          </table:table-cell>
          <table:table-cell table:style-name="ce4" office:value-type="string" calcext:value-type="string">
            <text:p>self.seed</text:p>
          </table:table-cell>
          <table:table-cell table:style-name="ce3" office:value-type="string" calcext:value-type="string">
            <text:p>disturbance_cycles</text:p>
          </table:table-cell>
          <table:table-cell table:style-name="ce3" office:value-type="string" calcext:value-type="string">
            <text:p>self.cycle</text:p>
          </table:table-cell>
          <table:table-cell table:style-name="ce3" office:value-type="string" calcext:value-type="string">
            <text:p>MODEL.total_delivered</text:p>
          </table:table-cell>
          <table:table-cell table:style-name="ce3" office:value-type="string" calcext:value-type="string">
            <text:p>MODEL.MTTD</text:p>
          </table:table-cell>
          <table:table-cell table:style-name="ce3" office:value-type="string" calcext:value-type="string">
            <text:p>SRA.total_delivered</text:p>
          </table:table-cell>
          <table:table-cell table:style-name="ce3" office:value-type="string" calcext:value-type="string">
            <text:p>SRA.MTTD</text:p>
          </table:table-cell>
          <table:table-cell table:style-name="ce3" office:value-type="string" calcext:value-type="string">
            <text:p>GLOBAL.total_delivered</text:p>
          </table:table-cell>
          <table:table-cell table:style-name="ce3" office:value-type="string" calcext:value-type="string">
            <text:p>GLOBAL.MTT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707098634849E+018" calcext:value-type="float">
            <text:p>6,0707098634849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949" calcext:value-type="float">
            <text:p>11949</text:p>
          </table:table-cell>
          <table:table-cell office:value-type="float" office:value="10.6110971629425" calcext:value-type="float">
            <text:p>10,6110971629425</text:p>
          </table:table-cell>
          <table:table-cell office:value-type="float" office:value="11599" calcext:value-type="float">
            <text:p>11599</text:p>
          </table:table-cell>
          <table:table-cell office:value-type="float" office:value="11.6367790326752" calcext:value-type="float">
            <text:p>11,6367790326752</text:p>
          </table:table-cell>
          <table:table-cell office:value-type="float" office:value="13197" calcext:value-type="float">
            <text:p>13197</text:p>
          </table:table-cell>
          <table:table-cell office:value-type="float" office:value="8.83859968174585" calcext:value-type="float">
            <text:p>8,838599681745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02419531256461E+018" calcext:value-type="float">
            <text:p>8,02419531256461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803" calcext:value-type="float">
            <text:p>11803</text:p>
          </table:table-cell>
          <table:table-cell office:value-type="float" office:value="10.6845717190545" calcext:value-type="float">
            <text:p>10,6845717190545</text:p>
          </table:table-cell>
          <table:table-cell office:value-type="float" office:value="12214" calcext:value-type="float">
            <text:p>12214</text:p>
          </table:table-cell>
          <table:table-cell office:value-type="float" office:value="10.9600458490257" calcext:value-type="float">
            <text:p>10,9600458490257</text:p>
          </table:table-cell>
          <table:table-cell office:value-type="float" office:value="13069" calcext:value-type="float">
            <text:p>13069</text:p>
          </table:table-cell>
          <table:table-cell office:value-type="float" office:value="8.76119060371872" calcext:value-type="float">
            <text:p>8,761190603718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9141305667378E+018" calcext:value-type="float">
            <text:p>1,29141305667378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89" calcext:value-type="float">
            <text:p>11089</text:p>
          </table:table-cell>
          <table:table-cell office:value-type="float" office:value="11.8977364956263" calcext:value-type="float">
            <text:p>11,8977364956263</text:p>
          </table:table-cell>
          <table:table-cell office:value-type="float" office:value="12063" calcext:value-type="float">
            <text:p>12063</text:p>
          </table:table-cell>
          <table:table-cell office:value-type="float" office:value="11.0259471110006" calcext:value-type="float">
            <text:p>11,0259471110006</text:p>
          </table:table-cell>
          <table:table-cell office:value-type="float" office:value="13327" calcext:value-type="float">
            <text:p>13327</text:p>
          </table:table-cell>
          <table:table-cell office:value-type="float" office:value="8.79837923013431" calcext:value-type="float">
            <text:p>8,798379230134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6824595350312E+018" calcext:value-type="float">
            <text:p>1,46824595350312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881" calcext:value-type="float">
            <text:p>10881</text:p>
          </table:table-cell>
          <table:table-cell office:value-type="float" office:value="12.0962227736421" calcext:value-type="float">
            <text:p>12,0962227736421</text:p>
          </table:table-cell>
          <table:table-cell office:value-type="float" office:value="12114" calcext:value-type="float">
            <text:p>12114</text:p>
          </table:table-cell>
          <table:table-cell office:value-type="float" office:value="11.2218920257553" calcext:value-type="float">
            <text:p>11,2218920257553</text:p>
          </table:table-cell>
          <table:table-cell office:value-type="float" office:value="12822" calcext:value-type="float">
            <text:p>12822</text:p>
          </table:table-cell>
          <table:table-cell office:value-type="float" office:value="8.94142879425987" calcext:value-type="float">
            <text:p>8,941428794259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95643339075125E+018" calcext:value-type="float">
            <text:p>4,95643339075125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441" calcext:value-type="float">
            <text:p>11441</text:p>
          </table:table-cell>
          <table:table-cell office:value-type="float" office:value="11.4553797744952" calcext:value-type="float">
            <text:p>11,4553797744952</text:p>
          </table:table-cell>
          <table:table-cell office:value-type="float" office:value="11958" calcext:value-type="float">
            <text:p>11958</text:p>
          </table:table-cell>
          <table:table-cell office:value-type="float" office:value="11.2420973406924" calcext:value-type="float">
            <text:p>11,2420973406924</text:p>
          </table:table-cell>
          <table:table-cell office:value-type="float" office:value="13170" calcext:value-type="float">
            <text:p>13170</text:p>
          </table:table-cell>
          <table:table-cell office:value-type="float" office:value="8.80918754745634" calcext:value-type="float">
            <text:p>8,809187547456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31617383846608E+018" calcext:value-type="float">
            <text:p>5,31617383846608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186" calcext:value-type="float">
            <text:p>11186</text:p>
          </table:table-cell>
          <table:table-cell office:value-type="float" office:value="11.2230466654747" calcext:value-type="float">
            <text:p>11,2230466654747</text:p>
          </table:table-cell>
          <table:table-cell office:value-type="float" office:value="12340" calcext:value-type="float">
            <text:p>12340</text:p>
          </table:table-cell>
          <table:table-cell office:value-type="float" office:value="11.0327390599676" calcext:value-type="float">
            <text:p>11,0327390599676</text:p>
          </table:table-cell>
          <table:table-cell office:value-type="float" office:value="13080" calcext:value-type="float">
            <text:p>13080</text:p>
          </table:table-cell>
          <table:table-cell office:value-type="float" office:value="8.8888379204893" calcext:value-type="float">
            <text:p>8,88883792048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47329593776749E+017" calcext:value-type="float">
            <text:p>9,47329593776749E+017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704" calcext:value-type="float">
            <text:p>11704</text:p>
          </table:table-cell>
          <table:table-cell office:value-type="float" office:value="10.9852187286398" calcext:value-type="float">
            <text:p>10,9852187286398</text:p>
          </table:table-cell>
          <table:table-cell office:value-type="float" office:value="12091" calcext:value-type="float">
            <text:p>12091</text:p>
          </table:table-cell>
          <table:table-cell office:value-type="float" office:value="11.1197584980564" calcext:value-type="float">
            <text:p>11,1197584980564</text:p>
          </table:table-cell>
          <table:table-cell office:value-type="float" office:value="13049" calcext:value-type="float">
            <text:p>13049</text:p>
          </table:table-cell>
          <table:table-cell office:value-type="float" office:value="8.96076327687945" calcext:value-type="float">
            <text:p>8,960763276879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34008666114988E+018" calcext:value-type="float">
            <text:p>7,34008666114988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603" calcext:value-type="float">
            <text:p>11603</text:p>
          </table:table-cell>
          <table:table-cell office:value-type="float" office:value="11.1696113074205" calcext:value-type="float">
            <text:p>11,1696113074205</text:p>
          </table:table-cell>
          <table:table-cell office:value-type="float" office:value="11901" calcext:value-type="float">
            <text:p>11901</text:p>
          </table:table-cell>
          <table:table-cell office:value-type="float" office:value="11.203092177128" calcext:value-type="float">
            <text:p>11,203092177128</text:p>
          </table:table-cell>
          <table:table-cell office:value-type="float" office:value="13078" calcext:value-type="float">
            <text:p>13078</text:p>
          </table:table-cell>
          <table:table-cell office:value-type="float" office:value="8.90029056430647" calcext:value-type="float">
            <text:p>8,900290564306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10720824376177E+018" calcext:value-type="float">
            <text:p>2,10720824376177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578" calcext:value-type="float">
            <text:p>11578</text:p>
          </table:table-cell>
          <table:table-cell office:value-type="float" office:value="11.1289514596649" calcext:value-type="float">
            <text:p>11,1289514596649</text:p>
          </table:table-cell>
          <table:table-cell office:value-type="float" office:value="11700" calcext:value-type="float">
            <text:p>11700</text:p>
          </table:table-cell>
          <table:table-cell office:value-type="float" office:value="11.387264957265" calcext:value-type="float">
            <text:p>11,387264957265</text:p>
          </table:table-cell>
          <table:table-cell office:value-type="float" office:value="13167" calcext:value-type="float">
            <text:p>13167</text:p>
          </table:table-cell>
          <table:table-cell office:value-type="float" office:value="8.91190096453254" calcext:value-type="float">
            <text:p>8,911900964532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19203016420528E+018" calcext:value-type="float">
            <text:p>7,19203016420528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559" calcext:value-type="float">
            <text:p>11559</text:p>
          </table:table-cell>
          <table:table-cell office:value-type="float" office:value="11.1091789947227" calcext:value-type="float">
            <text:p>11,1091789947227</text:p>
          </table:table-cell>
          <table:table-cell office:value-type="float" office:value="12082" calcext:value-type="float">
            <text:p>12082</text:p>
          </table:table-cell>
          <table:table-cell office:value-type="float" office:value="11.0916239033273" calcext:value-type="float">
            <text:p>11,0916239033273</text:p>
          </table:table-cell>
          <table:table-cell office:value-type="float" office:value="13272" calcext:value-type="float">
            <text:p>13272</text:p>
          </table:table-cell>
          <table:table-cell office:value-type="float" office:value="8.77019288728149" calcext:value-type="float">
            <text:p>8,770192887281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91683621662975E+018" calcext:value-type="float">
            <text:p>2,91683621662975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502" calcext:value-type="float">
            <text:p>11502</text:p>
          </table:table-cell>
          <table:table-cell office:value-type="float" office:value="11.0755520778995" calcext:value-type="float">
            <text:p>11,0755520778995</text:p>
          </table:table-cell>
          <table:table-cell office:value-type="float" office:value="11952" calcext:value-type="float">
            <text:p>11952</text:p>
          </table:table-cell>
          <table:table-cell office:value-type="float" office:value="11.1245816599732" calcext:value-type="float">
            <text:p>11,1245816599732</text:p>
          </table:table-cell>
          <table:table-cell office:value-type="float" office:value="13222" calcext:value-type="float">
            <text:p>13222</text:p>
          </table:table-cell>
          <table:table-cell office:value-type="float" office:value="8.76055059748903" calcext:value-type="float">
            <text:p>8,760550597489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05742899970212E+018" calcext:value-type="float">
            <text:p>3,05742899970212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609" calcext:value-type="float">
            <text:p>11609</text:p>
          </table:table-cell>
          <table:table-cell office:value-type="float" office:value="11.0992333534327" calcext:value-type="float">
            <text:p>11,0992333534327</text:p>
          </table:table-cell>
          <table:table-cell office:value-type="float" office:value="11916" calcext:value-type="float">
            <text:p>11916</text:p>
          </table:table-cell>
          <table:table-cell office:value-type="float" office:value="11.1329305135952" calcext:value-type="float">
            <text:p>11,1329305135952</text:p>
          </table:table-cell>
          <table:table-cell office:value-type="float" office:value="12785" calcext:value-type="float">
            <text:p>12785</text:p>
          </table:table-cell>
          <table:table-cell office:value-type="float" office:value="9.08947985921001" calcext:value-type="float">
            <text:p>9,089479859210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6332880064387E+018" calcext:value-type="float">
            <text:p>1,46332880064387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871" calcext:value-type="float">
            <text:p>11871</text:p>
          </table:table-cell>
          <table:table-cell office:value-type="float" office:value="10.6117429028725" calcext:value-type="float">
            <text:p>10,6117429028725</text:p>
          </table:table-cell>
          <table:table-cell office:value-type="float" office:value="12072" calcext:value-type="float">
            <text:p>12072</text:p>
          </table:table-cell>
          <table:table-cell office:value-type="float" office:value="11.0139993373095" calcext:value-type="float">
            <text:p>11,0139993373095</text:p>
          </table:table-cell>
          <table:table-cell office:value-type="float" office:value="13075" calcext:value-type="float">
            <text:p>13075</text:p>
          </table:table-cell>
          <table:table-cell office:value-type="float" office:value="8.82302103250478" calcext:value-type="float">
            <text:p>8,823021032504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.24539729385042E+018" calcext:value-type="float">
            <text:p>8,24539729385042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166" calcext:value-type="float">
            <text:p>11166</text:p>
          </table:table-cell>
          <table:table-cell office:value-type="float" office:value="11.7144008597528" calcext:value-type="float">
            <text:p>11,7144008597528</text:p>
          </table:table-cell>
          <table:table-cell office:value-type="float" office:value="11747" calcext:value-type="float">
            <text:p>11747</text:p>
          </table:table-cell>
          <table:table-cell office:value-type="float" office:value="11.2277177151613" calcext:value-type="float">
            <text:p>11,2277177151613</text:p>
          </table:table-cell>
          <table:table-cell office:value-type="float" office:value="13082" calcext:value-type="float">
            <text:p>13082</text:p>
          </table:table-cell>
          <table:table-cell office:value-type="float" office:value="8.84627732762575" calcext:value-type="float">
            <text:p>8,846277327625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49616606358862E+018" calcext:value-type="float">
            <text:p>2,49616606358862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466" calcext:value-type="float">
            <text:p>11466</text:p>
          </table:table-cell>
          <table:table-cell office:value-type="float" office:value="11.4441828013257" calcext:value-type="float">
            <text:p>11,4441828013257</text:p>
          </table:table-cell>
          <table:table-cell office:value-type="float" office:value="11797" calcext:value-type="float">
            <text:p>11797</text:p>
          </table:table-cell>
          <table:table-cell office:value-type="float" office:value="11.275324234975" calcext:value-type="float">
            <text:p>11,275324234975</text:p>
          </table:table-cell>
          <table:table-cell office:value-type="float" office:value="12822" calcext:value-type="float">
            <text:p>12822</text:p>
          </table:table-cell>
          <table:table-cell office:value-type="float" office:value="9.04702854468882" calcext:value-type="float">
            <text:p>9,047028544688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.12792598612368E+018" calcext:value-type="float">
            <text:p>7,12792598612368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771" calcext:value-type="float">
            <text:p>11771</text:p>
          </table:table-cell>
          <table:table-cell office:value-type="float" office:value="11.0381445926429" calcext:value-type="float">
            <text:p>11,0381445926429</text:p>
          </table:table-cell>
          <table:table-cell office:value-type="float" office:value="11713" calcext:value-type="float">
            <text:p>11713</text:p>
          </table:table-cell>
          <table:table-cell office:value-type="float" office:value="11.6115427302997" calcext:value-type="float">
            <text:p>11,6115427302997</text:p>
          </table:table-cell>
          <table:table-cell office:value-type="float" office:value="12793" calcext:value-type="float">
            <text:p>12793</text:p>
          </table:table-cell>
          <table:table-cell office:value-type="float" office:value="9.05057453294771" calcext:value-type="float">
            <text:p>9,050574532947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53178096369448E+018" calcext:value-type="float">
            <text:p>7,53178096369448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484" calcext:value-type="float">
            <text:p>11484</text:p>
          </table:table-cell>
          <table:table-cell office:value-type="float" office:value="11.2975444096134" calcext:value-type="float">
            <text:p>11,2975444096134</text:p>
          </table:table-cell>
          <table:table-cell office:value-type="float" office:value="11983" calcext:value-type="float">
            <text:p>11983</text:p>
          </table:table-cell>
          <table:table-cell office:value-type="float" office:value="11.2398397730118" calcext:value-type="float">
            <text:p>11,2398397730118</text:p>
          </table:table-cell>
          <table:table-cell office:value-type="float" office:value="12912" calcext:value-type="float">
            <text:p>12912</text:p>
          </table:table-cell>
          <table:table-cell office:value-type="float" office:value="8.97552664188352" calcext:value-type="float">
            <text:p>8,975526641883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55040440445518E+018" calcext:value-type="float">
            <text:p>8,55040440445518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736" calcext:value-type="float">
            <text:p>11736</text:p>
          </table:table-cell>
          <table:table-cell office:value-type="float" office:value="11.1529481935924" calcext:value-type="float">
            <text:p>11,1529481935924</text:p>
          </table:table-cell>
          <table:table-cell office:value-type="float" office:value="11774" calcext:value-type="float">
            <text:p>11774</text:p>
          </table:table-cell>
          <table:table-cell office:value-type="float" office:value="11.3246984881943" calcext:value-type="float">
            <text:p>11,3246984881943</text:p>
          </table:table-cell>
          <table:table-cell office:value-type="float" office:value="13098" calcext:value-type="float">
            <text:p>13098</text:p>
          </table:table-cell>
          <table:table-cell office:value-type="float" office:value="8.78179874790044" calcext:value-type="float">
            <text:p>8,781798747900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1133056846924E+018" calcext:value-type="float">
            <text:p>3,1133056846924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673" calcext:value-type="float">
            <text:p>11673</text:p>
          </table:table-cell>
          <table:table-cell office:value-type="float" office:value="11.1236186070419" calcext:value-type="float">
            <text:p>11,1236186070419</text:p>
          </table:table-cell>
          <table:table-cell office:value-type="float" office:value="11659" calcext:value-type="float">
            <text:p>11659</text:p>
          </table:table-cell>
          <table:table-cell office:value-type="float" office:value="11.3635817823141" calcext:value-type="float">
            <text:p>11,3635817823141</text:p>
          </table:table-cell>
          <table:table-cell office:value-type="float" office:value="13226" calcext:value-type="float">
            <text:p>13226</text:p>
          </table:table-cell>
          <table:table-cell office:value-type="float" office:value="8.68440949644639" calcext:value-type="float">
            <text:p>8,684409496446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58313909222121E+018" calcext:value-type="float">
            <text:p>3,58313909222121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951" calcext:value-type="float">
            <text:p>10951</text:p>
          </table:table-cell>
          <table:table-cell office:value-type="float" office:value="12.2739475846955" calcext:value-type="float">
            <text:p>12,2739475846955</text:p>
          </table:table-cell>
          <table:table-cell office:value-type="float" office:value="12051" calcext:value-type="float">
            <text:p>12051</text:p>
          </table:table-cell>
          <table:table-cell office:value-type="float" office:value="10.8442452908472" calcext:value-type="float">
            <text:p>10,8442452908472</text:p>
          </table:table-cell>
          <table:table-cell office:value-type="float" office:value="13036" calcext:value-type="float">
            <text:p>13036</text:p>
          </table:table-cell>
          <table:table-cell office:value-type="float" office:value="8.79410862227677" calcext:value-type="float">
            <text:p>8,794108622276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88830767052938E+018" calcext:value-type="float">
            <text:p>6,88830767052938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285" calcext:value-type="float">
            <text:p>11285</text:p>
          </table:table-cell>
          <table:table-cell office:value-type="float" office:value="11.2657509968985" calcext:value-type="float">
            <text:p>11,2657509968985</text:p>
          </table:table-cell>
          <table:table-cell office:value-type="float" office:value="12067" calcext:value-type="float">
            <text:p>12067</text:p>
          </table:table-cell>
          <table:table-cell office:value-type="float" office:value="11.0217121074003" calcext:value-type="float">
            <text:p>11,0217121074003</text:p>
          </table:table-cell>
          <table:table-cell office:value-type="float" office:value="13294" calcext:value-type="float">
            <text:p>13294</text:p>
          </table:table-cell>
          <table:table-cell office:value-type="float" office:value="8.70520535579961" calcext:value-type="float">
            <text:p>8,7052053557996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66506486615753E+018" calcext:value-type="float">
            <text:p>4,66506486615753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801" calcext:value-type="float">
            <text:p>10801</text:p>
          </table:table-cell>
          <table:table-cell office:value-type="float" office:value="12.3464494028331" calcext:value-type="float">
            <text:p>12,3464494028331</text:p>
          </table:table-cell>
          <table:table-cell office:value-type="float" office:value="12087" calcext:value-type="float">
            <text:p>12087</text:p>
          </table:table-cell>
          <table:table-cell office:value-type="float" office:value="11.0553487217672" calcext:value-type="float">
            <text:p>11,0553487217672</text:p>
          </table:table-cell>
          <table:table-cell office:value-type="float" office:value="12761" calcext:value-type="float">
            <text:p>12761</text:p>
          </table:table-cell>
          <table:table-cell office:value-type="float" office:value="8.79719457722749" calcext:value-type="float">
            <text:p>8,797194577227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89214341452493E+018" calcext:value-type="float">
            <text:p>4,89214341452493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520" calcext:value-type="float">
            <text:p>11520</text:p>
          </table:table-cell>
          <table:table-cell office:value-type="float" office:value="11.3072048611111" calcext:value-type="float">
            <text:p>11,3072048611111</text:p>
          </table:table-cell>
          <table:table-cell office:value-type="float" office:value="12199" calcext:value-type="float">
            <text:p>12199</text:p>
          </table:table-cell>
          <table:table-cell office:value-type="float" office:value="10.9422903516682" calcext:value-type="float">
            <text:p>10,9422903516682</text:p>
          </table:table-cell>
          <table:table-cell office:value-type="float" office:value="12892" calcext:value-type="float">
            <text:p>12892</text:p>
          </table:table-cell>
          <table:table-cell office:value-type="float" office:value="9.20439031957803" calcext:value-type="float">
            <text:p>9,204390319578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4797630354295E+018" calcext:value-type="float">
            <text:p>5,4797630354295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931" calcext:value-type="float">
            <text:p>11931</text:p>
          </table:table-cell>
          <table:table-cell office:value-type="float" office:value="10.4218422596597" calcext:value-type="float">
            <text:p>10,4218422596597</text:p>
          </table:table-cell>
          <table:table-cell office:value-type="float" office:value="12098" calcext:value-type="float">
            <text:p>12098</text:p>
          </table:table-cell>
          <table:table-cell office:value-type="float" office:value="11.1370474458588" calcext:value-type="float">
            <text:p>11,1370474458588</text:p>
          </table:table-cell>
          <table:table-cell office:value-type="float" office:value="12968" calcext:value-type="float">
            <text:p>12968</text:p>
          </table:table-cell>
          <table:table-cell office:value-type="float" office:value="8.85980876002468" calcext:value-type="float">
            <text:p>8,859808760024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02660848849338E+018" calcext:value-type="float">
            <text:p>4,02660848849338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735" calcext:value-type="float">
            <text:p>11735</text:p>
          </table:table-cell>
          <table:table-cell office:value-type="float" office:value="10.7506604175543" calcext:value-type="float">
            <text:p>10,7506604175543</text:p>
          </table:table-cell>
          <table:table-cell office:value-type="float" office:value="11950" calcext:value-type="float">
            <text:p>11950</text:p>
          </table:table-cell>
          <table:table-cell office:value-type="float" office:value="11.2539748953975" calcext:value-type="float">
            <text:p>11,2539748953975</text:p>
          </table:table-cell>
          <table:table-cell office:value-type="float" office:value="13109" calcext:value-type="float">
            <text:p>13109</text:p>
          </table:table-cell>
          <table:table-cell office:value-type="float" office:value="8.92425051491342" calcext:value-type="float">
            <text:p>8,924250514913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.97377708206568E+017" calcext:value-type="float">
            <text:p>5,97377708206568E+017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764" calcext:value-type="float">
            <text:p>11764</text:p>
          </table:table-cell>
          <table:table-cell office:value-type="float" office:value="10.8265895953757" calcext:value-type="float">
            <text:p>10,8265895953757</text:p>
          </table:table-cell>
          <table:table-cell office:value-type="float" office:value="11912" calcext:value-type="float">
            <text:p>11912</text:p>
          </table:table-cell>
          <table:table-cell office:value-type="float" office:value="11.1547179314976" calcext:value-type="float">
            <text:p>11,1547179314976</text:p>
          </table:table-cell>
          <table:table-cell office:value-type="float" office:value="13276" calcext:value-type="float">
            <text:p>13276</text:p>
          </table:table-cell>
          <table:table-cell office:value-type="float" office:value="8.68190720096415" calcext:value-type="float">
            <text:p>8,681907200964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85523222003903E+018" calcext:value-type="float">
            <text:p>1,85523222003903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853" calcext:value-type="float">
            <text:p>11853</text:p>
          </table:table-cell>
          <table:table-cell office:value-type="float" office:value="10.8638319412807" calcext:value-type="float">
            <text:p>10,8638319412807</text:p>
          </table:table-cell>
          <table:table-cell office:value-type="float" office:value="12063" calcext:value-type="float">
            <text:p>12063</text:p>
          </table:table-cell>
          <table:table-cell office:value-type="float" office:value="11.2074110917682" calcext:value-type="float">
            <text:p>11,2074110917682</text:p>
          </table:table-cell>
          <table:table-cell office:value-type="float" office:value="12908" calcext:value-type="float">
            <text:p>12908</text:p>
          </table:table-cell>
          <table:table-cell office:value-type="float" office:value="8.94925627517818" calcext:value-type="float">
            <text:p>8,949256275178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.76284148291837E+018" calcext:value-type="float">
            <text:p>2,76284148291837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510" calcext:value-type="float">
            <text:p>11510</text:p>
          </table:table-cell>
          <table:table-cell office:value-type="float" office:value="11.4495221546481" calcext:value-type="float">
            <text:p>11,4495221546481</text:p>
          </table:table-cell>
          <table:table-cell office:value-type="float" office:value="11776" calcext:value-type="float">
            <text:p>11776</text:p>
          </table:table-cell>
          <table:table-cell office:value-type="float" office:value="11.1187160326087" calcext:value-type="float">
            <text:p>11,1187160326087</text:p>
          </table:table-cell>
          <table:table-cell office:value-type="float" office:value="13120" calcext:value-type="float">
            <text:p>13120</text:p>
          </table:table-cell>
          <table:table-cell office:value-type="float" office:value="8.74001524390244" calcext:value-type="float">
            <text:p>8,740015243902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05742748531103E+017" calcext:value-type="float">
            <text:p>3,05742748531103E+017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394" calcext:value-type="float">
            <text:p>11394</text:p>
          </table:table-cell>
          <table:table-cell office:value-type="float" office:value="11.4687554853432" calcext:value-type="float">
            <text:p>11,4687554853432</text:p>
          </table:table-cell>
          <table:table-cell office:value-type="float" office:value="12180" calcext:value-type="float">
            <text:p>12180</text:p>
          </table:table-cell>
          <table:table-cell office:value-type="float" office:value="11.1194581280788" calcext:value-type="float">
            <text:p>11,1194581280788</text:p>
          </table:table-cell>
          <table:table-cell office:value-type="float" office:value="13287" calcext:value-type="float">
            <text:p>13287</text:p>
          </table:table-cell>
          <table:table-cell office:value-type="float" office:value="8.96583126364115" calcext:value-type="float">
            <text:p>8,965831263641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.52970650520717E+018" calcext:value-type="float">
            <text:p>5,52970650520717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623" calcext:value-type="float">
            <text:p>11623</text:p>
          </table:table-cell>
          <table:table-cell office:value-type="float" office:value="11.1054805127764" calcext:value-type="float">
            <text:p>11,1054805127764</text:p>
          </table:table-cell>
          <table:table-cell office:value-type="float" office:value="11917" calcext:value-type="float">
            <text:p>11917</text:p>
          </table:table-cell>
          <table:table-cell office:value-type="float" office:value="11.1173114038768" calcext:value-type="float">
            <text:p>11,1173114038768</text:p>
          </table:table-cell>
          <table:table-cell office:value-type="float" office:value="12931" calcext:value-type="float">
            <text:p>12931</text:p>
          </table:table-cell>
          <table:table-cell office:value-type="float" office:value="8.94331451550537" calcext:value-type="float">
            <text:p>8,943314515505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27943903343566E+018" calcext:value-type="float">
            <text:p>6,27943903343566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91" calcext:value-type="float">
            <text:p>11091</text:p>
          </table:table-cell>
          <table:table-cell office:value-type="float" office:value="11.8746731584167" calcext:value-type="float">
            <text:p>11,8746731584167</text:p>
          </table:table-cell>
          <table:table-cell office:value-type="float" office:value="11699" calcext:value-type="float">
            <text:p>11699</text:p>
          </table:table-cell>
          <table:table-cell office:value-type="float" office:value="11.5249166595436" calcext:value-type="float">
            <text:p>11,5249166595436</text:p>
          </table:table-cell>
          <table:table-cell office:value-type="float" office:value="12828" calcext:value-type="float">
            <text:p>12828</text:p>
          </table:table-cell>
          <table:table-cell office:value-type="float" office:value="9.18631119426255" calcext:value-type="float">
            <text:p>9,1863111942625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.29340789228219E+018" calcext:value-type="float">
            <text:p>5,29340789228219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974" calcext:value-type="float">
            <text:p>10974</text:p>
          </table:table-cell>
          <table:table-cell office:value-type="float" office:value="12.3131036996537" calcext:value-type="float">
            <text:p>12,3131036996537</text:p>
          </table:table-cell>
          <table:table-cell office:value-type="float" office:value="12121" calcext:value-type="float">
            <text:p>12121</text:p>
          </table:table-cell>
          <table:table-cell office:value-type="float" office:value="11.0109726920221" calcext:value-type="float">
            <text:p>11,0109726920221</text:p>
          </table:table-cell>
          <table:table-cell office:value-type="float" office:value="12785" calcext:value-type="float">
            <text:p>12785</text:p>
          </table:table-cell>
          <table:table-cell office:value-type="float" office:value="9.03816973015252" calcext:value-type="float">
            <text:p>9,038169730152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.38340094897256E+018" calcext:value-type="float">
            <text:p>8,38340094897256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677" calcext:value-type="float">
            <text:p>11677</text:p>
          </table:table-cell>
          <table:table-cell office:value-type="float" office:value="10.7979789329451" calcext:value-type="float">
            <text:p>10,7979789329451</text:p>
          </table:table-cell>
          <table:table-cell office:value-type="float" office:value="11980" calcext:value-type="float">
            <text:p>11980</text:p>
          </table:table-cell>
          <table:table-cell office:value-type="float" office:value="11.340734557596" calcext:value-type="float">
            <text:p>11,340734557596</text:p>
          </table:table-cell>
          <table:table-cell office:value-type="float" office:value="13231" calcext:value-type="float">
            <text:p>13231</text:p>
          </table:table-cell>
          <table:table-cell office:value-type="float" office:value="8.87604867356965" calcext:value-type="float">
            <text:p>8,876048673569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.97253967288169E+018" calcext:value-type="float">
            <text:p>4,97253967288169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216" calcext:value-type="float">
            <text:p>11216</text:p>
          </table:table-cell>
          <table:table-cell office:value-type="float" office:value="11.7150499286733" calcext:value-type="float">
            <text:p>11,7150499286733</text:p>
          </table:table-cell>
          <table:table-cell office:value-type="float" office:value="12157" calcext:value-type="float">
            <text:p>12157</text:p>
          </table:table-cell>
          <table:table-cell office:value-type="float" office:value="11.0449946532862" calcext:value-type="float">
            <text:p>11,0449946532862</text:p>
          </table:table-cell>
          <table:table-cell office:value-type="float" office:value="13011" calcext:value-type="float">
            <text:p>13011</text:p>
          </table:table-cell>
          <table:table-cell office:value-type="float" office:value="8.79893935900392" calcext:value-type="float">
            <text:p>8,7989393590039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.06079073563269E+016" calcext:value-type="float">
            <text:p>7,06079073563269E+016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779" calcext:value-type="float">
            <text:p>11779</text:p>
          </table:table-cell>
          <table:table-cell office:value-type="float" office:value="10.9273282961202" calcext:value-type="float">
            <text:p>10,9273282961202</text:p>
          </table:table-cell>
          <table:table-cell office:value-type="float" office:value="11852" calcext:value-type="float">
            <text:p>11852</text:p>
          </table:table-cell>
          <table:table-cell office:value-type="float" office:value="11.2626560917989" calcext:value-type="float">
            <text:p>11,2626560917989</text:p>
          </table:table-cell>
          <table:table-cell office:value-type="float" office:value="13210" calcext:value-type="float">
            <text:p>13210</text:p>
          </table:table-cell>
          <table:table-cell office:value-type="float" office:value="8.78728236184709" calcext:value-type="float">
            <text:p>8,7872823618470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.14890841382533E+016" calcext:value-type="float">
            <text:p>2,14890841382533E+016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6" calcext:value-type="float">
            <text:p>11006</text:p>
          </table:table-cell>
          <table:table-cell office:value-type="float" office:value="11.8414501181174" calcext:value-type="float">
            <text:p>11,8414501181174</text:p>
          </table:table-cell>
          <table:table-cell office:value-type="float" office:value="11788" calcext:value-type="float">
            <text:p>11788</text:p>
          </table:table-cell>
          <table:table-cell office:value-type="float" office:value="11.387088564642" calcext:value-type="float">
            <text:p>11,387088564642</text:p>
          </table:table-cell>
          <table:table-cell office:value-type="float" office:value="13277" calcext:value-type="float">
            <text:p>13277</text:p>
          </table:table-cell>
          <table:table-cell office:value-type="float" office:value="8.84936356104542" calcext:value-type="float">
            <text:p>8,8493635610454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.07177332694304E+018" calcext:value-type="float">
            <text:p>8,07177332694304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381" calcext:value-type="float">
            <text:p>11381</text:p>
          </table:table-cell>
          <table:table-cell office:value-type="float" office:value="11.649767155786" calcext:value-type="float">
            <text:p>11,649767155786</text:p>
          </table:table-cell>
          <table:table-cell office:value-type="float" office:value="11862" calcext:value-type="float">
            <text:p>11862</text:p>
          </table:table-cell>
          <table:table-cell office:value-type="float" office:value="11.0440903726184" calcext:value-type="float">
            <text:p>11,0440903726184</text:p>
          </table:table-cell>
          <table:table-cell office:value-type="float" office:value="13060" calcext:value-type="float">
            <text:p>13060</text:p>
          </table:table-cell>
          <table:table-cell office:value-type="float" office:value="8.83882082695253" calcext:value-type="float">
            <text:p>8,838820826952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.48371673569012E+018" calcext:value-type="float">
            <text:p>6,48371673569012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88" calcext:value-type="float">
            <text:p>11088</text:p>
          </table:table-cell>
          <table:table-cell office:value-type="float" office:value="11.8701298701299" calcext:value-type="float">
            <text:p>11,8701298701299</text:p>
          </table:table-cell>
          <table:table-cell office:value-type="float" office:value="11992" calcext:value-type="float">
            <text:p>11992</text:p>
          </table:table-cell>
          <table:table-cell office:value-type="float" office:value="11.0436124082722" calcext:value-type="float">
            <text:p>11,0436124082722</text:p>
          </table:table-cell>
          <table:table-cell office:value-type="float" office:value="13436" calcext:value-type="float">
            <text:p>13436</text:p>
          </table:table-cell>
          <table:table-cell office:value-type="float" office:value="8.66418576957428" calcext:value-type="float">
            <text:p>8,6641857695742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.48147967036258E+018" calcext:value-type="float">
            <text:p>5,48147967036258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769" calcext:value-type="float">
            <text:p>11769</text:p>
          </table:table-cell>
          <table:table-cell office:value-type="float" office:value="10.683745432917" calcext:value-type="float">
            <text:p>10,683745432917</text:p>
          </table:table-cell>
          <table:table-cell office:value-type="float" office:value="12378" calcext:value-type="float">
            <text:p>12378</text:p>
          </table:table-cell>
          <table:table-cell office:value-type="float" office:value="10.7547261269995" calcext:value-type="float">
            <text:p>10,7547261269995</text:p>
          </table:table-cell>
          <table:table-cell office:value-type="float" office:value="12874" calcext:value-type="float">
            <text:p>12874</text:p>
          </table:table-cell>
          <table:table-cell office:value-type="float" office:value="9.00823364921547" calcext:value-type="float">
            <text:p>9,008233649215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.04463977835287E+018" calcext:value-type="float">
            <text:p>9,04463977835287E+018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762" calcext:value-type="float">
            <text:p>11762</text:p>
          </table:table-cell>
          <table:table-cell office:value-type="float" office:value="10.7090630845094" calcext:value-type="float">
            <text:p>10,7090630845094</text:p>
          </table:table-cell>
          <table:table-cell office:value-type="float" office:value="12242" calcext:value-type="float">
            <text:p>12242</text:p>
          </table:table-cell>
          <table:table-cell office:value-type="float" office:value="11.0356150955726" calcext:value-type="float">
            <text:p>11,0356150955726</text:p>
          </table:table-cell>
          <table:table-cell office:value-type="float" office:value="13229" calcext:value-type="float">
            <text:p>13229</text:p>
          </table:table-cell>
          <table:table-cell office:value-type="float" office:value="8.85063118905435" calcext:value-type="float">
            <text:p>8,85063118905435</text:p>
          </table:table-cell>
        </table:table-row>
        <table:table-row table:style-name="ro1">
          <table:table-cell/>
          <table:table-cell table:style-name="ce6"/>
          <table:table-cell table:number-columns-repeated="8"/>
        </table:table-row>
        <table:table-row table:style-name="ro1" table:number-rows-repeated="3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^ both simulations used different seed! Cf. Original data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2"/>
          <table:table-cell table:style-name="ce3" office:value-type="string" calcext:value-type="string">
            <text:p>MODEL.total_delivered</text:p>
          </table:table-cell>
          <table:table-cell table:style-name="ce3" office:value-type="string" calcext:value-type="string">
            <text:p>MODEL.MTTD</text:p>
          </table:table-cell>
          <table:table-cell table:style-name="ce3" office:value-type="string" calcext:value-type="string">
            <text:p>SRA.total_delivered</text:p>
          </table:table-cell>
          <table:table-cell table:style-name="ce3" office:value-type="string" calcext:value-type="string">
            <text:p>SRA.MTTD</text:p>
          </table:table-cell>
          <table:table-cell table:style-name="ce3" office:value-type="string" calcext:value-type="string">
            <text:p>GLOBAL.total_delivered</text:p>
          </table:table-cell>
          <table:table-cell table:style-name="ce3" office:value-type="string" calcext:value-type="string">
            <text:p>GLOBAL.MTTD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AVG</text:p>
          </table:table-cell>
          <table:table-cell table:formula="of:=AVERAGE([.E2:.E41])" office:value-type="float" office:value="11479.525" calcext:value-type="float">
            <text:p>11479,525</text:p>
          </table:table-cell>
          <table:table-cell table:formula="of:=AVERAGE([.F2:.F41])" office:value-type="float" office:value="11.2845176942326" calcext:value-type="float">
            <text:p>11,2845176942326</text:p>
          </table:table-cell>
          <table:table-cell table:formula="of:=AVERAGE([.G2:.G41])" office:value-type="float" office:value="11976.15" calcext:value-type="float">
            <text:p>11976,15</text:p>
          </table:table-cell>
          <table:table-cell table:formula="of:=AVERAGE([.H2:.H41])" office:value-type="float" office:value="11.1664274203212" calcext:value-type="float">
            <text:p>11,1664274203212</text:p>
          </table:table-cell>
          <table:table-cell table:formula="of:=AVERAGE([.I2:.I41])" office:value-type="float" office:value="13069.225" calcext:value-type="float">
            <text:p>13069,225</text:p>
          </table:table-cell>
          <table:table-cell table:formula="of:=AVERAGE([.J2:.J41])" office:value-type="float" office:value="8.87756768037975" calcext:value-type="float">
            <text:p>8,87756768037975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MEDIAN</text:p>
          </table:table-cell>
          <table:table-cell table:formula="of:=MEDIAN([.E2:.E41])" office:value-type="float" office:value="11539.5" calcext:value-type="float">
            <text:p>11539,5</text:p>
          </table:table-cell>
          <table:table-cell table:formula="of:=MEDIAN([.F2:.F41])" office:value-type="float" office:value="11.1612797505064" calcext:value-type="float">
            <text:p>11,1612797505064</text:p>
          </table:table-cell>
          <table:table-cell table:formula="of:=MEDIAN([.G2:.G41])" office:value-type="float" office:value="11981.5" calcext:value-type="float">
            <text:p>11981,5</text:p>
          </table:table-cell>
          <table:table-cell table:formula="of:=MEDIAN([.H2:.H41])" office:value-type="float" office:value="11.1287560867842" calcext:value-type="float">
            <text:p>11,1287560867842</text:p>
          </table:table-cell>
          <table:table-cell table:formula="of:=MEDIAN([.I2:.I41])" office:value-type="float" office:value="13079" calcext:value-type="float">
            <text:p>13079</text:p>
          </table:table-cell>
          <table:table-cell table:formula="of:=MEDIAN([.J2:.J41])" office:value-type="float" office:value="8.84999737504988" calcext:value-type="float">
            <text:p>8,8499973750498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TD DEV</text:p>
          </table:table-cell>
          <table:table-cell table:formula="of:=STDEV([.E2:.E41])" office:value-type="float" office:value="316.845913169647" calcext:value-type="float">
            <text:p>316,845913169647</text:p>
          </table:table-cell>
          <table:table-cell table:formula="of:=STDEV([.F2:.F41])" office:value-type="float" office:value="0.504726342432947" calcext:value-type="float">
            <text:p>0,504726342432947</text:p>
          </table:table-cell>
          <table:table-cell table:formula="of:=STDEV([.G2:.G41])" office:value-type="float" office:value="188.65197233707" calcext:value-type="float">
            <text:p>188,65197233707</text:p>
          </table:table-cell>
          <table:table-cell table:formula="of:=STDEV([.H2:.H41])" office:value-type="float" office:value="0.186345377999405" calcext:value-type="float">
            <text:p>0,186345377999405</text:p>
          </table:table-cell>
          <table:table-cell table:formula="of:=STDEV([.I2:.I41])" office:value-type="float" office:value="179.364760495735" calcext:value-type="float">
            <text:p>179,364760495735</text:p>
          </table:table-cell>
          <table:table-cell table:formula="of:=STDEV([.J2:.J41])" office:value-type="float" office:value="0.12965611276225" calcext:value-type="float">
            <text:p>0,129656112762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.00.0000</text:date>, <text:time style:data-style-name="N2" text:time-value="09:58:34.68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dc:date>2021-03-25T10:00:58.509000000</dc:date>
    <meta:editing-duration>PT1H46M52S</meta:editing-duration>
    <meta:editing-cycles>14</meta:editing-cycles>
    <meta:document-statistic meta:table-count="1" meta:cell-count="438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graphic-properties draw:stroke="none" svg:stroke-color="#b3b3b3" draw:fill="none" draw:fill-color="#e6e6e6"/>
      <style:paragraph-properties style:writing-mode="lr-tb"/>
      <style:text-properties fo:font-size="16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style:rotation-angle="90"/>
      <style:text-properties fo:font-size="20pt" style:font-size-asian="9pt" style:font-size-complex="9pt"/>
    </style:style>
    <style:style style:name="ch9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a933" draw:fill-color="#00a9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481cm" svg:height="17.146cm" xlink:href=".." xlink:type="simple" chart:class="chart:scatter" chart:style-name="ch1">
        <chart:title svg:x="8.754cm" svg:y="0.477cm" chart:style-name="ch2">
          <text:p>Scatter plot of MTTD and delivered items</text:p>
        </chart:title>
        <chart:legend chart:legend-position="bottom" svg:x="2.41cm" svg:y="15.846cm" style:legend-expansion="custom" svg:width="26.017cm" svg:height="1.299cm" style:legend-expansion-aspect-ratio="20.0284834488068" chart:style-name="ch3"/>
        <chart:plot-area chart:style-name="ch4" table:cell-range-address="UNIFORM_vs_GRADIENT_TRANSPORTER_results.E2:UNIFORM_vs_GRADIENT_TRANSPORTER_results.F41 UNIFORM_vs_GRADIENT_TRANSPORTER_results.H2:UNIFORM_vs_GRADIENT_TRANSPORTER_results.H41 UNIFORM_vs_GRADIENT_TRANSPORTER_results.J2:UNIFORM_vs_GRADIENT_TRANSPORTER_results.J41" chart:data-source-has-labels="row" svg:x="2.444cm" svg:y="1.705cm" svg:width="27.52cm" svg:height="13.244cm">
          <chart:coordinate-region svg:x="3.154cm" svg:y="1.945cm" svg:width="26.235cm" svg:height="12.278cm"/>
          <chart:axis chart:dimension="x" chart:name="primary-x" chart:style-name="ch5">
            <chart:title svg:x="12.598cm" svg:y="14.767cm" chart:style-name="ch6">
              <text:p>amt. of delivered items</text:p>
            </chart:title>
            <chart:grid chart:style-name="ch7" chart:class="major"/>
          </chart:axis>
          <chart:axis chart:dimension="y" chart:name="primary-y" chart:style-name="ch5">
            <chart:title svg:x="0.407cm" svg:y="10.823cm" chart:style-name="ch8">
              <text:p>MTTD (in cycles)</text:p>
            </chart:title>
            <chart:grid chart:style-name="ch7" chart:class="major"/>
          </chart:axis>
          <chart:series chart:style-name="ch9" chart:values-cell-range-address="UNIFORM_vs_GRADIENT_TRANSPORTER_results.F2:UNIFORM_vs_GRADIENT_TRANSPORTER_results.F41" loext:label-string="&quot;Model-based agents&quot;" chart:class="chart:scatter">
            <chart:domain table:cell-range-address="UNIFORM_vs_GRADIENT_TRANSPORTER_results.E2:UNIFORM_vs_GRADIENT_TRANSPORTER_results.E41"/>
            <chart:data-point chart:repeated="40"/>
          </chart:series>
          <chart:series chart:style-name="ch10" chart:values-cell-range-address="UNIFORM_vs_GRADIENT_TRANSPORTER_results.H2:UNIFORM_vs_GRADIENT_TRANSPORTER_results.H41" loext:label-string="&quot;SRA&quot;" chart:class="chart:scatter">
            <chart:domain table:cell-range-address="UNIFORM_vs_GRADIENT_TRANSPORTER_results.G2:UNIFORM_vs_GRADIENT_TRANSPORTER_results.G41"/>
            <chart:data-point chart:repeated="16"/>
            <chart:data-point chart:style-name="ch11"/>
            <chart:data-point chart:repeated="15"/>
            <chart:data-point chart:style-name="ch11"/>
            <chart:data-point chart:repeated="7"/>
          </chart:series>
          <chart:series chart:style-name="ch12" chart:values-cell-range-address="UNIFORM_vs_GRADIENT_TRANSPORTER_results.J2:UNIFORM_vs_GRADIENT_TRANSPORTER_results.J41" loext:label-string="&quot;Global shared knowledge&quot;" chart:class="chart:scatter">
            <chart:domain table:cell-range-address="UNIFORM_vs_GRADIENT_TRANSPORTER_results.I2:UNIFORM_vs_GRADIENT_TRANSPORTER_results.I41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  <table:table-cell office:value-type="string">
                <text:p>Model-based agents</text:p>
              </table:table-cell>
              <table:table-cell office:value-type="string">
                <text:p>Spalte G</text:p>
              </table:table-cell>
              <table:table-cell office:value-type="string">
                <text:p>SRA</text:p>
              </table:table-cell>
              <table:table-cell office:value-type="string">
                <text:p>Spalte I</text:p>
              </table:table-cell>
              <table:table-cell office:value-type="string">
                <text:p>Global shared knowled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949">
                <text:p>11949</text:p>
                <draw:g>
                  <svg:desc>UNIFORM_vs_GRADIENT_TRANSPORTER_results.E2:UNIFORM_vs_GRADIENT_TRANSPORTER_results.E41</svg:desc>
                </draw:g>
              </table:table-cell>
              <table:table-cell office:value-type="float" office:value="10.6110971629425">
                <text:p>10.6110971629425</text:p>
                <draw:g>
                  <svg:desc>UNIFORM_vs_GRADIENT_TRANSPORTER_results.F2:UNIFORM_vs_GRADIENT_TRANSPORTER_results.F41</svg:desc>
                </draw:g>
              </table:table-cell>
              <table:table-cell office:value-type="float" office:value="11599">
                <text:p>11599</text:p>
                <draw:g>
                  <svg:desc>UNIFORM_vs_GRADIENT_TRANSPORTER_results.G2:UNIFORM_vs_GRADIENT_TRANSPORTER_results.G41</svg:desc>
                </draw:g>
              </table:table-cell>
              <table:table-cell office:value-type="float" office:value="11.6367790326752">
                <text:p>11.6367790326752</text:p>
                <draw:g>
                  <svg:desc>UNIFORM_vs_GRADIENT_TRANSPORTER_results.H2:UNIFORM_vs_GRADIENT_TRANSPORTER_results.H41</svg:desc>
                </draw:g>
              </table:table-cell>
              <table:table-cell office:value-type="float" office:value="13197">
                <text:p>13197</text:p>
                <draw:g>
                  <svg:desc>UNIFORM_vs_GRADIENT_TRANSPORTER_results.I2:UNIFORM_vs_GRADIENT_TRANSPORTER_results.I41</svg:desc>
                </draw:g>
              </table:table-cell>
              <table:table-cell office:value-type="float" office:value="8.83859968174585">
                <text:p>8.83859968174585</text:p>
                <draw:g>
                  <svg:desc>UNIFORM_vs_GRADIENT_TRANSPORTER_results.J2:UNIFORM_vs_GRADIENT_TRANSPORTER_results.J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803">
                <text:p>11803</text:p>
              </table:table-cell>
              <table:table-cell office:value-type="float" office:value="10.6845717190545">
                <text:p>10.6845717190545</text:p>
              </table:table-cell>
              <table:table-cell office:value-type="float" office:value="12214">
                <text:p>12214</text:p>
              </table:table-cell>
              <table:table-cell office:value-type="float" office:value="10.9600458490257">
                <text:p>10.9600458490257</text:p>
              </table:table-cell>
              <table:table-cell office:value-type="float" office:value="13069">
                <text:p>13069</text:p>
              </table:table-cell>
              <table:table-cell office:value-type="float" office:value="8.76119060371872">
                <text:p>8.761190603718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89">
                <text:p>11089</text:p>
              </table:table-cell>
              <table:table-cell office:value-type="float" office:value="11.8977364956263">
                <text:p>11.8977364956263</text:p>
              </table:table-cell>
              <table:table-cell office:value-type="float" office:value="12063">
                <text:p>12063</text:p>
              </table:table-cell>
              <table:table-cell office:value-type="float" office:value="11.0259471110006">
                <text:p>11.0259471110006</text:p>
              </table:table-cell>
              <table:table-cell office:value-type="float" office:value="13327">
                <text:p>13327</text:p>
              </table:table-cell>
              <table:table-cell office:value-type="float" office:value="8.79837923013431">
                <text:p>8.798379230134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881">
                <text:p>10881</text:p>
              </table:table-cell>
              <table:table-cell office:value-type="float" office:value="12.0962227736421">
                <text:p>12.0962227736421</text:p>
              </table:table-cell>
              <table:table-cell office:value-type="float" office:value="12114">
                <text:p>12114</text:p>
              </table:table-cell>
              <table:table-cell office:value-type="float" office:value="11.2218920257553">
                <text:p>11.2218920257553</text:p>
              </table:table-cell>
              <table:table-cell office:value-type="float" office:value="12822">
                <text:p>12822</text:p>
              </table:table-cell>
              <table:table-cell office:value-type="float" office:value="8.94142879425987">
                <text:p>8.941428794259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441">
                <text:p>11441</text:p>
              </table:table-cell>
              <table:table-cell office:value-type="float" office:value="11.4553797744952">
                <text:p>11.4553797744952</text:p>
              </table:table-cell>
              <table:table-cell office:value-type="float" office:value="11958">
                <text:p>11958</text:p>
              </table:table-cell>
              <table:table-cell office:value-type="float" office:value="11.2420973406924">
                <text:p>11.2420973406924</text:p>
              </table:table-cell>
              <table:table-cell office:value-type="float" office:value="13170">
                <text:p>13170</text:p>
              </table:table-cell>
              <table:table-cell office:value-type="float" office:value="8.80918754745634">
                <text:p>8.809187547456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186">
                <text:p>11186</text:p>
              </table:table-cell>
              <table:table-cell office:value-type="float" office:value="11.2230466654747">
                <text:p>11.2230466654747</text:p>
              </table:table-cell>
              <table:table-cell office:value-type="float" office:value="12340">
                <text:p>12340</text:p>
              </table:table-cell>
              <table:table-cell office:value-type="float" office:value="11.0327390599676">
                <text:p>11.0327390599676</text:p>
              </table:table-cell>
              <table:table-cell office:value-type="float" office:value="13080">
                <text:p>13080</text:p>
              </table:table-cell>
              <table:table-cell office:value-type="float" office:value="8.8888379204893">
                <text:p>8.88883792048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704">
                <text:p>11704</text:p>
              </table:table-cell>
              <table:table-cell office:value-type="float" office:value="10.9852187286398">
                <text:p>10.9852187286398</text:p>
              </table:table-cell>
              <table:table-cell office:value-type="float" office:value="12091">
                <text:p>12091</text:p>
              </table:table-cell>
              <table:table-cell office:value-type="float" office:value="11.1197584980564">
                <text:p>11.1197584980564</text:p>
              </table:table-cell>
              <table:table-cell office:value-type="float" office:value="13049">
                <text:p>13049</text:p>
              </table:table-cell>
              <table:table-cell office:value-type="float" office:value="8.96076327687945">
                <text:p>8.960763276879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603">
                <text:p>11603</text:p>
              </table:table-cell>
              <table:table-cell office:value-type="float" office:value="11.1696113074205">
                <text:p>11.1696113074205</text:p>
              </table:table-cell>
              <table:table-cell office:value-type="float" office:value="11901">
                <text:p>11901</text:p>
              </table:table-cell>
              <table:table-cell office:value-type="float" office:value="11.203092177128">
                <text:p>11.203092177128</text:p>
              </table:table-cell>
              <table:table-cell office:value-type="float" office:value="13078">
                <text:p>13078</text:p>
              </table:table-cell>
              <table:table-cell office:value-type="float" office:value="8.90029056430647">
                <text:p>8.900290564306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578">
                <text:p>11578</text:p>
              </table:table-cell>
              <table:table-cell office:value-type="float" office:value="11.1289514596649">
                <text:p>11.1289514596649</text:p>
              </table:table-cell>
              <table:table-cell office:value-type="float" office:value="11700">
                <text:p>11700</text:p>
              </table:table-cell>
              <table:table-cell office:value-type="float" office:value="11.387264957265">
                <text:p>11.387264957265</text:p>
              </table:table-cell>
              <table:table-cell office:value-type="float" office:value="13167">
                <text:p>13167</text:p>
              </table:table-cell>
              <table:table-cell office:value-type="float" office:value="8.91190096453254">
                <text:p>8.911900964532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559">
                <text:p>11559</text:p>
              </table:table-cell>
              <table:table-cell office:value-type="float" office:value="11.1091789947227">
                <text:p>11.1091789947227</text:p>
              </table:table-cell>
              <table:table-cell office:value-type="float" office:value="12082">
                <text:p>12082</text:p>
              </table:table-cell>
              <table:table-cell office:value-type="float" office:value="11.0916239033273">
                <text:p>11.0916239033273</text:p>
              </table:table-cell>
              <table:table-cell office:value-type="float" office:value="13272">
                <text:p>13272</text:p>
              </table:table-cell>
              <table:table-cell office:value-type="float" office:value="8.77019288728149">
                <text:p>8.770192887281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502">
                <text:p>11502</text:p>
              </table:table-cell>
              <table:table-cell office:value-type="float" office:value="11.0755520778995">
                <text:p>11.0755520778995</text:p>
              </table:table-cell>
              <table:table-cell office:value-type="float" office:value="11952">
                <text:p>11952</text:p>
              </table:table-cell>
              <table:table-cell office:value-type="float" office:value="11.1245816599732">
                <text:p>11.1245816599732</text:p>
              </table:table-cell>
              <table:table-cell office:value-type="float" office:value="13222">
                <text:p>13222</text:p>
              </table:table-cell>
              <table:table-cell office:value-type="float" office:value="8.76055059748903">
                <text:p>8.760550597489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609">
                <text:p>11609</text:p>
              </table:table-cell>
              <table:table-cell office:value-type="float" office:value="11.0992333534327">
                <text:p>11.0992333534327</text:p>
              </table:table-cell>
              <table:table-cell office:value-type="float" office:value="11916">
                <text:p>11916</text:p>
              </table:table-cell>
              <table:table-cell office:value-type="float" office:value="11.1329305135952">
                <text:p>11.1329305135952</text:p>
              </table:table-cell>
              <table:table-cell office:value-type="float" office:value="12785">
                <text:p>12785</text:p>
              </table:table-cell>
              <table:table-cell office:value-type="float" office:value="9.08947985921001">
                <text:p>9.08947985921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871">
                <text:p>11871</text:p>
              </table:table-cell>
              <table:table-cell office:value-type="float" office:value="10.6117429028725">
                <text:p>10.6117429028725</text:p>
              </table:table-cell>
              <table:table-cell office:value-type="float" office:value="12072">
                <text:p>12072</text:p>
              </table:table-cell>
              <table:table-cell office:value-type="float" office:value="11.0139993373095">
                <text:p>11.0139993373095</text:p>
              </table:table-cell>
              <table:table-cell office:value-type="float" office:value="13075">
                <text:p>13075</text:p>
              </table:table-cell>
              <table:table-cell office:value-type="float" office:value="8.82302103250478">
                <text:p>8.823021032504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166">
                <text:p>11166</text:p>
              </table:table-cell>
              <table:table-cell office:value-type="float" office:value="11.7144008597528">
                <text:p>11.7144008597528</text:p>
              </table:table-cell>
              <table:table-cell office:value-type="float" office:value="11747">
                <text:p>11747</text:p>
              </table:table-cell>
              <table:table-cell office:value-type="float" office:value="11.2277177151613">
                <text:p>11.2277177151613</text:p>
              </table:table-cell>
              <table:table-cell office:value-type="float" office:value="13082">
                <text:p>13082</text:p>
              </table:table-cell>
              <table:table-cell office:value-type="float" office:value="8.84627732762575">
                <text:p>8.846277327625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466">
                <text:p>11466</text:p>
              </table:table-cell>
              <table:table-cell office:value-type="float" office:value="11.4441828013257">
                <text:p>11.4441828013257</text:p>
              </table:table-cell>
              <table:table-cell office:value-type="float" office:value="11797">
                <text:p>11797</text:p>
              </table:table-cell>
              <table:table-cell office:value-type="float" office:value="11.275324234975">
                <text:p>11.275324234975</text:p>
              </table:table-cell>
              <table:table-cell office:value-type="float" office:value="12822">
                <text:p>12822</text:p>
              </table:table-cell>
              <table:table-cell office:value-type="float" office:value="9.04702854468882">
                <text:p>9.047028544688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771">
                <text:p>11771</text:p>
              </table:table-cell>
              <table:table-cell office:value-type="float" office:value="11.0381445926429">
                <text:p>11.0381445926429</text:p>
              </table:table-cell>
              <table:table-cell office:value-type="float" office:value="11713">
                <text:p>11713</text:p>
              </table:table-cell>
              <table:table-cell office:value-type="float" office:value="11.6115427302997">
                <text:p>11.6115427302997</text:p>
              </table:table-cell>
              <table:table-cell office:value-type="float" office:value="12793">
                <text:p>12793</text:p>
              </table:table-cell>
              <table:table-cell office:value-type="float" office:value="9.05057453294771">
                <text:p>9.050574532947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484">
                <text:p>11484</text:p>
              </table:table-cell>
              <table:table-cell office:value-type="float" office:value="11.2975444096134">
                <text:p>11.2975444096134</text:p>
              </table:table-cell>
              <table:table-cell office:value-type="float" office:value="11983">
                <text:p>11983</text:p>
              </table:table-cell>
              <table:table-cell office:value-type="float" office:value="11.2398397730118">
                <text:p>11.2398397730118</text:p>
              </table:table-cell>
              <table:table-cell office:value-type="float" office:value="12912">
                <text:p>12912</text:p>
              </table:table-cell>
              <table:table-cell office:value-type="float" office:value="8.97552664188352">
                <text:p>8.975526641883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736">
                <text:p>11736</text:p>
              </table:table-cell>
              <table:table-cell office:value-type="float" office:value="11.1529481935924">
                <text:p>11.1529481935924</text:p>
              </table:table-cell>
              <table:table-cell office:value-type="float" office:value="11774">
                <text:p>11774</text:p>
              </table:table-cell>
              <table:table-cell office:value-type="float" office:value="11.3246984881943">
                <text:p>11.3246984881943</text:p>
              </table:table-cell>
              <table:table-cell office:value-type="float" office:value="13098">
                <text:p>13098</text:p>
              </table:table-cell>
              <table:table-cell office:value-type="float" office:value="8.78179874790044">
                <text:p>8.781798747900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673">
                <text:p>11673</text:p>
              </table:table-cell>
              <table:table-cell office:value-type="float" office:value="11.1236186070419">
                <text:p>11.1236186070419</text:p>
              </table:table-cell>
              <table:table-cell office:value-type="float" office:value="11659">
                <text:p>11659</text:p>
              </table:table-cell>
              <table:table-cell office:value-type="float" office:value="11.3635817823141">
                <text:p>11.3635817823141</text:p>
              </table:table-cell>
              <table:table-cell office:value-type="float" office:value="13226">
                <text:p>13226</text:p>
              </table:table-cell>
              <table:table-cell office:value-type="float" office:value="8.68440949644639">
                <text:p>8.684409496446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951">
                <text:p>10951</text:p>
              </table:table-cell>
              <table:table-cell office:value-type="float" office:value="12.2739475846955">
                <text:p>12.2739475846955</text:p>
              </table:table-cell>
              <table:table-cell office:value-type="float" office:value="12051">
                <text:p>12051</text:p>
              </table:table-cell>
              <table:table-cell office:value-type="float" office:value="10.8442452908472">
                <text:p>10.8442452908472</text:p>
              </table:table-cell>
              <table:table-cell office:value-type="float" office:value="13036">
                <text:p>13036</text:p>
              </table:table-cell>
              <table:table-cell office:value-type="float" office:value="8.79410862227677">
                <text:p>8.794108622276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285">
                <text:p>11285</text:p>
              </table:table-cell>
              <table:table-cell office:value-type="float" office:value="11.2657509968985">
                <text:p>11.2657509968985</text:p>
              </table:table-cell>
              <table:table-cell office:value-type="float" office:value="12067">
                <text:p>12067</text:p>
              </table:table-cell>
              <table:table-cell office:value-type="float" office:value="11.0217121074003">
                <text:p>11.0217121074003</text:p>
              </table:table-cell>
              <table:table-cell office:value-type="float" office:value="13294">
                <text:p>13294</text:p>
              </table:table-cell>
              <table:table-cell office:value-type="float" office:value="8.70520535579961">
                <text:p>8.705205355799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801">
                <text:p>10801</text:p>
              </table:table-cell>
              <table:table-cell office:value-type="float" office:value="12.3464494028331">
                <text:p>12.3464494028331</text:p>
              </table:table-cell>
              <table:table-cell office:value-type="float" office:value="12087">
                <text:p>12087</text:p>
              </table:table-cell>
              <table:table-cell office:value-type="float" office:value="11.0553487217672">
                <text:p>11.0553487217672</text:p>
              </table:table-cell>
              <table:table-cell office:value-type="float" office:value="12761">
                <text:p>12761</text:p>
              </table:table-cell>
              <table:table-cell office:value-type="float" office:value="8.79719457722749">
                <text:p>8.797194577227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20">
                <text:p>11520</text:p>
              </table:table-cell>
              <table:table-cell office:value-type="float" office:value="11.3072048611111">
                <text:p>11.3072048611111</text:p>
              </table:table-cell>
              <table:table-cell office:value-type="float" office:value="12199">
                <text:p>12199</text:p>
              </table:table-cell>
              <table:table-cell office:value-type="float" office:value="10.9422903516682">
                <text:p>10.9422903516682</text:p>
              </table:table-cell>
              <table:table-cell office:value-type="float" office:value="12892">
                <text:p>12892</text:p>
              </table:table-cell>
              <table:table-cell office:value-type="float" office:value="9.20439031957803">
                <text:p>9.204390319578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931">
                <text:p>11931</text:p>
              </table:table-cell>
              <table:table-cell office:value-type="float" office:value="10.4218422596597">
                <text:p>10.4218422596597</text:p>
              </table:table-cell>
              <table:table-cell office:value-type="float" office:value="12098">
                <text:p>12098</text:p>
              </table:table-cell>
              <table:table-cell office:value-type="float" office:value="11.1370474458588">
                <text:p>11.1370474458588</text:p>
              </table:table-cell>
              <table:table-cell office:value-type="float" office:value="12968">
                <text:p>12968</text:p>
              </table:table-cell>
              <table:table-cell office:value-type="float" office:value="8.85980876002468">
                <text:p>8.859808760024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735">
                <text:p>11735</text:p>
              </table:table-cell>
              <table:table-cell office:value-type="float" office:value="10.7506604175543">
                <text:p>10.7506604175543</text:p>
              </table:table-cell>
              <table:table-cell office:value-type="float" office:value="11950">
                <text:p>11950</text:p>
              </table:table-cell>
              <table:table-cell office:value-type="float" office:value="11.2539748953975">
                <text:p>11.2539748953975</text:p>
              </table:table-cell>
              <table:table-cell office:value-type="float" office:value="13109">
                <text:p>13109</text:p>
              </table:table-cell>
              <table:table-cell office:value-type="float" office:value="8.92425051491342">
                <text:p>8.924250514913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764">
                <text:p>11764</text:p>
              </table:table-cell>
              <table:table-cell office:value-type="float" office:value="10.8265895953757">
                <text:p>10.8265895953757</text:p>
              </table:table-cell>
              <table:table-cell office:value-type="float" office:value="11912">
                <text:p>11912</text:p>
              </table:table-cell>
              <table:table-cell office:value-type="float" office:value="11.1547179314976">
                <text:p>11.1547179314976</text:p>
              </table:table-cell>
              <table:table-cell office:value-type="float" office:value="13276">
                <text:p>13276</text:p>
              </table:table-cell>
              <table:table-cell office:value-type="float" office:value="8.68190720096415">
                <text:p>8.681907200964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853">
                <text:p>11853</text:p>
              </table:table-cell>
              <table:table-cell office:value-type="float" office:value="10.8638319412807">
                <text:p>10.8638319412807</text:p>
              </table:table-cell>
              <table:table-cell office:value-type="float" office:value="12063">
                <text:p>12063</text:p>
              </table:table-cell>
              <table:table-cell office:value-type="float" office:value="11.2074110917682">
                <text:p>11.2074110917682</text:p>
              </table:table-cell>
              <table:table-cell office:value-type="float" office:value="12908">
                <text:p>12908</text:p>
              </table:table-cell>
              <table:table-cell office:value-type="float" office:value="8.94925627517818">
                <text:p>8.949256275178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510">
                <text:p>11510</text:p>
              </table:table-cell>
              <table:table-cell office:value-type="float" office:value="11.4495221546481">
                <text:p>11.4495221546481</text:p>
              </table:table-cell>
              <table:table-cell office:value-type="float" office:value="11776">
                <text:p>11776</text:p>
              </table:table-cell>
              <table:table-cell office:value-type="float" office:value="11.1187160326087">
                <text:p>11.1187160326087</text:p>
              </table:table-cell>
              <table:table-cell office:value-type="float" office:value="13120">
                <text:p>13120</text:p>
              </table:table-cell>
              <table:table-cell office:value-type="float" office:value="8.74001524390244">
                <text:p>8.740015243902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94">
                <text:p>11394</text:p>
              </table:table-cell>
              <table:table-cell office:value-type="float" office:value="11.4687554853432">
                <text:p>11.4687554853432</text:p>
              </table:table-cell>
              <table:table-cell office:value-type="float" office:value="12180">
                <text:p>12180</text:p>
              </table:table-cell>
              <table:table-cell office:value-type="float" office:value="11.1194581280788">
                <text:p>11.1194581280788</text:p>
              </table:table-cell>
              <table:table-cell office:value-type="float" office:value="13287">
                <text:p>13287</text:p>
              </table:table-cell>
              <table:table-cell office:value-type="float" office:value="8.96583126364115">
                <text:p>8.965831263641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623">
                <text:p>11623</text:p>
              </table:table-cell>
              <table:table-cell office:value-type="float" office:value="11.1054805127764">
                <text:p>11.1054805127764</text:p>
              </table:table-cell>
              <table:table-cell office:value-type="float" office:value="11917">
                <text:p>11917</text:p>
              </table:table-cell>
              <table:table-cell office:value-type="float" office:value="11.1173114038768">
                <text:p>11.1173114038768</text:p>
              </table:table-cell>
              <table:table-cell office:value-type="float" office:value="12931">
                <text:p>12931</text:p>
              </table:table-cell>
              <table:table-cell office:value-type="float" office:value="8.94331451550537">
                <text:p>8.943314515505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91">
                <text:p>11091</text:p>
              </table:table-cell>
              <table:table-cell office:value-type="float" office:value="11.8746731584167">
                <text:p>11.8746731584167</text:p>
              </table:table-cell>
              <table:table-cell office:value-type="float" office:value="11699">
                <text:p>11699</text:p>
              </table:table-cell>
              <table:table-cell office:value-type="float" office:value="11.5249166595436">
                <text:p>11.5249166595436</text:p>
              </table:table-cell>
              <table:table-cell office:value-type="float" office:value="12828">
                <text:p>12828</text:p>
              </table:table-cell>
              <table:table-cell office:value-type="float" office:value="9.18631119426255">
                <text:p>9.186311194262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974">
                <text:p>10974</text:p>
              </table:table-cell>
              <table:table-cell office:value-type="float" office:value="12.3131036996537">
                <text:p>12.3131036996537</text:p>
              </table:table-cell>
              <table:table-cell office:value-type="float" office:value="12121">
                <text:p>12121</text:p>
              </table:table-cell>
              <table:table-cell office:value-type="float" office:value="11.0109726920221">
                <text:p>11.0109726920221</text:p>
              </table:table-cell>
              <table:table-cell office:value-type="float" office:value="12785">
                <text:p>12785</text:p>
              </table:table-cell>
              <table:table-cell office:value-type="float" office:value="9.03816973015252">
                <text:p>9.038169730152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677">
                <text:p>11677</text:p>
              </table:table-cell>
              <table:table-cell office:value-type="float" office:value="10.7979789329451">
                <text:p>10.7979789329451</text:p>
              </table:table-cell>
              <table:table-cell office:value-type="float" office:value="11980">
                <text:p>11980</text:p>
              </table:table-cell>
              <table:table-cell office:value-type="float" office:value="11.340734557596">
                <text:p>11.340734557596</text:p>
              </table:table-cell>
              <table:table-cell office:value-type="float" office:value="13231">
                <text:p>13231</text:p>
              </table:table-cell>
              <table:table-cell office:value-type="float" office:value="8.87604867356965">
                <text:p>8.876048673569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216">
                <text:p>11216</text:p>
              </table:table-cell>
              <table:table-cell office:value-type="float" office:value="11.7150499286733">
                <text:p>11.7150499286733</text:p>
              </table:table-cell>
              <table:table-cell office:value-type="float" office:value="12157">
                <text:p>12157</text:p>
              </table:table-cell>
              <table:table-cell office:value-type="float" office:value="11.0449946532862">
                <text:p>11.0449946532862</text:p>
              </table:table-cell>
              <table:table-cell office:value-type="float" office:value="13011">
                <text:p>13011</text:p>
              </table:table-cell>
              <table:table-cell office:value-type="float" office:value="8.79893935900392">
                <text:p>8.798939359003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779">
                <text:p>11779</text:p>
              </table:table-cell>
              <table:table-cell office:value-type="float" office:value="10.9273282961202">
                <text:p>10.9273282961202</text:p>
              </table:table-cell>
              <table:table-cell office:value-type="float" office:value="11852">
                <text:p>11852</text:p>
              </table:table-cell>
              <table:table-cell office:value-type="float" office:value="11.2626560917989">
                <text:p>11.2626560917989</text:p>
              </table:table-cell>
              <table:table-cell office:value-type="float" office:value="13210">
                <text:p>13210</text:p>
              </table:table-cell>
              <table:table-cell office:value-type="float" office:value="8.78728236184709">
                <text:p>8.787282361847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006">
                <text:p>11006</text:p>
              </table:table-cell>
              <table:table-cell office:value-type="float" office:value="11.8414501181174">
                <text:p>11.8414501181174</text:p>
              </table:table-cell>
              <table:table-cell office:value-type="float" office:value="11788">
                <text:p>11788</text:p>
              </table:table-cell>
              <table:table-cell office:value-type="float" office:value="11.387088564642">
                <text:p>11.387088564642</text:p>
              </table:table-cell>
              <table:table-cell office:value-type="float" office:value="13277">
                <text:p>13277</text:p>
              </table:table-cell>
              <table:table-cell office:value-type="float" office:value="8.84936356104542">
                <text:p>8.849363561045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381">
                <text:p>11381</text:p>
              </table:table-cell>
              <table:table-cell office:value-type="float" office:value="11.649767155786">
                <text:p>11.649767155786</text:p>
              </table:table-cell>
              <table:table-cell office:value-type="float" office:value="11862">
                <text:p>11862</text:p>
              </table:table-cell>
              <table:table-cell office:value-type="float" office:value="11.0440903726184">
                <text:p>11.0440903726184</text:p>
              </table:table-cell>
              <table:table-cell office:value-type="float" office:value="13060">
                <text:p>13060</text:p>
              </table:table-cell>
              <table:table-cell office:value-type="float" office:value="8.83882082695253">
                <text:p>8.838820826952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088">
                <text:p>11088</text:p>
              </table:table-cell>
              <table:table-cell office:value-type="float" office:value="11.8701298701299">
                <text:p>11.8701298701299</text:p>
              </table:table-cell>
              <table:table-cell office:value-type="float" office:value="11992">
                <text:p>11992</text:p>
              </table:table-cell>
              <table:table-cell office:value-type="float" office:value="11.0436124082722">
                <text:p>11.0436124082722</text:p>
              </table:table-cell>
              <table:table-cell office:value-type="float" office:value="13436">
                <text:p>13436</text:p>
              </table:table-cell>
              <table:table-cell office:value-type="float" office:value="8.66418576957428">
                <text:p>8.664185769574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69">
                <text:p>11769</text:p>
              </table:table-cell>
              <table:table-cell office:value-type="float" office:value="10.683745432917">
                <text:p>10.683745432917</text:p>
              </table:table-cell>
              <table:table-cell office:value-type="float" office:value="12378">
                <text:p>12378</text:p>
              </table:table-cell>
              <table:table-cell office:value-type="float" office:value="10.7547261269995">
                <text:p>10.7547261269995</text:p>
              </table:table-cell>
              <table:table-cell office:value-type="float" office:value="12874">
                <text:p>12874</text:p>
              </table:table-cell>
              <table:table-cell office:value-type="float" office:value="9.00823364921547">
                <text:p>9.008233649215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762">
                <text:p>11762</text:p>
              </table:table-cell>
              <table:table-cell office:value-type="float" office:value="10.7090630845094">
                <text:p>10.7090630845094</text:p>
              </table:table-cell>
              <table:table-cell office:value-type="float" office:value="12242">
                <text:p>12242</text:p>
              </table:table-cell>
              <table:table-cell office:value-type="float" office:value="11.0356150955726">
                <text:p>11.0356150955726</text:p>
              </table:table-cell>
              <table:table-cell office:value-type="float" office:value="13229">
                <text:p>13229</text:p>
              </table:table-cell>
              <table:table-cell office:value-type="float" office:value="8.85063118905435">
                <text:p>8.850631189054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graphic-properties draw:stroke="none" svg:stroke-color="#b3b3b3" draw:fill="none" draw:fill-color="#e6e6e6"/>
      <style:paragraph-properties style:writing-mode="lr-tb"/>
      <style:text-properties fo:font-size="16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style:rotation-angle="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style:rotation-angle="90"/>
      <style:text-properties fo:font-size="20pt" style:font-size-asian="9pt" style:font-size-complex="9pt"/>
    </style:style>
    <style:style style:name="ch9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481cm" svg:height="17.146cm" xlink:href=".." xlink:type="simple" chart:class="chart:scatter" chart:style-name="ch1">
        <chart:title svg:x="8.754cm" svg:y="0.477cm" chart:style-name="ch2">
          <text:p>Scatter plot of MTTD and delivered items</text:p>
        </chart:title>
        <chart:legend chart:legend-position="bottom" svg:x="2.41cm" svg:y="15.846cm" style:legend-expansion="custom" svg:width="26.017cm" svg:height="1.299cm" style:legend-expansion-aspect-ratio="20.0284834488068" chart:style-name="ch3"/>
        <chart:plot-area chart:style-name="ch4" table:cell-range-address="UNIFORM_vs_GRADIENT_TRANSPORTER_results.E2:UNIFORM_vs_GRADIENT_TRANSPORTER_results.F41 UNIFORM_vs_GRADIENT_TRANSPORTER_results.H2:UNIFORM_vs_GRADIENT_TRANSPORTER_results.H41" chart:data-source-has-labels="row" svg:x="2.092cm" svg:y="1.706cm" svg:width="27.872cm" svg:height="13.243cm">
          <chart:coordinate-region svg:x="3.154cm" svg:y="1.945cm" svg:width="26.235cm" svg:height="12.278cm"/>
          <chart:axis chart:dimension="x" chart:name="primary-x" chart:style-name="ch5">
            <chart:title svg:x="12.599cm" svg:y="14.767cm" chart:style-name="ch6">
              <text:p>amt. of delivered items</text:p>
            </chart:title>
            <chart:grid chart:style-name="ch7" chart:class="major"/>
          </chart:axis>
          <chart:axis chart:dimension="y" chart:name="primary-y" chart:style-name="ch5">
            <chart:title svg:x="0.407cm" svg:y="10.822cm" chart:style-name="ch8">
              <text:p>MTTD (in cycles)</text:p>
            </chart:title>
            <chart:grid chart:style-name="ch7" chart:class="major"/>
          </chart:axis>
          <chart:series chart:style-name="ch9" chart:values-cell-range-address="UNIFORM_vs_GRADIENT_TRANSPORTER_results.F2:UNIFORM_vs_GRADIENT_TRANSPORTER_results.F41" loext:label-string="&quot;Model-based agents&quot;" chart:class="chart:scatter">
            <chart:domain table:cell-range-address="UNIFORM_vs_GRADIENT_TRANSPORTER_results.E2:UNIFORM_vs_GRADIENT_TRANSPORTER_results.E41"/>
            <chart:data-point chart:repeated="40"/>
          </chart:series>
          <chart:series chart:style-name="ch10" chart:values-cell-range-address="UNIFORM_vs_GRADIENT_TRANSPORTER_results.H2:UNIFORM_vs_GRADIENT_TRANSPORTER_results.H41" loext:label-string="&quot;SRA&quot;" chart:class="chart:scatter">
            <chart:domain table:cell-range-address="UNIFORM_vs_GRADIENT_TRANSPORTER_results.G2:UNIFORM_vs_GRADIENT_TRANSPORTER_results.G41"/>
            <chart:data-point chart:repeated="16"/>
            <chart:data-point chart:style-name="ch11"/>
            <chart:data-point chart:repeated="15"/>
            <chart:data-point chart:style-name="ch11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  <table:table-cell office:value-type="string">
                <text:p>Model-based agents</text:p>
              </table:table-cell>
              <table:table-cell office:value-type="string">
                <text:p>Spalte G</text:p>
              </table:table-cell>
              <table:table-cell office:value-type="string">
                <text:p>SR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949">
                <text:p>11949</text:p>
                <draw:g>
                  <svg:desc>UNIFORM_vs_GRADIENT_TRANSPORTER_results.E2:UNIFORM_vs_GRADIENT_TRANSPORTER_results.E41</svg:desc>
                </draw:g>
              </table:table-cell>
              <table:table-cell office:value-type="float" office:value="10.6110971629425">
                <text:p>10.6110971629425</text:p>
                <draw:g>
                  <svg:desc>UNIFORM_vs_GRADIENT_TRANSPORTER_results.F2:UNIFORM_vs_GRADIENT_TRANSPORTER_results.F41</svg:desc>
                </draw:g>
              </table:table-cell>
              <table:table-cell office:value-type="float" office:value="11599">
                <text:p>11599</text:p>
                <draw:g>
                  <svg:desc>UNIFORM_vs_GRADIENT_TRANSPORTER_results.G2:UNIFORM_vs_GRADIENT_TRANSPORTER_results.G41</svg:desc>
                </draw:g>
              </table:table-cell>
              <table:table-cell office:value-type="float" office:value="11.6367790326752">
                <text:p>11.6367790326752</text:p>
                <draw:g>
                  <svg:desc>UNIFORM_vs_GRADIENT_TRANSPORTER_results.H2:UNIFORM_vs_GRADIENT_TRANSPORTER_results.H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803">
                <text:p>11803</text:p>
              </table:table-cell>
              <table:table-cell office:value-type="float" office:value="10.6845717190545">
                <text:p>10.6845717190545</text:p>
              </table:table-cell>
              <table:table-cell office:value-type="float" office:value="12214">
                <text:p>12214</text:p>
              </table:table-cell>
              <table:table-cell office:value-type="float" office:value="10.9600458490257">
                <text:p>10.96004584902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89">
                <text:p>11089</text:p>
              </table:table-cell>
              <table:table-cell office:value-type="float" office:value="11.8977364956263">
                <text:p>11.8977364956263</text:p>
              </table:table-cell>
              <table:table-cell office:value-type="float" office:value="12063">
                <text:p>12063</text:p>
              </table:table-cell>
              <table:table-cell office:value-type="float" office:value="11.0259471110006">
                <text:p>11.0259471110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881">
                <text:p>10881</text:p>
              </table:table-cell>
              <table:table-cell office:value-type="float" office:value="12.0962227736421">
                <text:p>12.0962227736421</text:p>
              </table:table-cell>
              <table:table-cell office:value-type="float" office:value="12114">
                <text:p>12114</text:p>
              </table:table-cell>
              <table:table-cell office:value-type="float" office:value="11.2218920257553">
                <text:p>11.22189202575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441">
                <text:p>11441</text:p>
              </table:table-cell>
              <table:table-cell office:value-type="float" office:value="11.4553797744952">
                <text:p>11.4553797744952</text:p>
              </table:table-cell>
              <table:table-cell office:value-type="float" office:value="11958">
                <text:p>11958</text:p>
              </table:table-cell>
              <table:table-cell office:value-type="float" office:value="11.2420973406924">
                <text:p>11.24209734069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186">
                <text:p>11186</text:p>
              </table:table-cell>
              <table:table-cell office:value-type="float" office:value="11.2230466654747">
                <text:p>11.2230466654747</text:p>
              </table:table-cell>
              <table:table-cell office:value-type="float" office:value="12340">
                <text:p>12340</text:p>
              </table:table-cell>
              <table:table-cell office:value-type="float" office:value="11.0327390599676">
                <text:p>11.03273905996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704">
                <text:p>11704</text:p>
              </table:table-cell>
              <table:table-cell office:value-type="float" office:value="10.9852187286398">
                <text:p>10.9852187286398</text:p>
              </table:table-cell>
              <table:table-cell office:value-type="float" office:value="12091">
                <text:p>12091</text:p>
              </table:table-cell>
              <table:table-cell office:value-type="float" office:value="11.1197584980564">
                <text:p>11.11975849805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603">
                <text:p>11603</text:p>
              </table:table-cell>
              <table:table-cell office:value-type="float" office:value="11.1696113074205">
                <text:p>11.1696113074205</text:p>
              </table:table-cell>
              <table:table-cell office:value-type="float" office:value="11901">
                <text:p>11901</text:p>
              </table:table-cell>
              <table:table-cell office:value-type="float" office:value="11.203092177128">
                <text:p>11.203092177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578">
                <text:p>11578</text:p>
              </table:table-cell>
              <table:table-cell office:value-type="float" office:value="11.1289514596649">
                <text:p>11.1289514596649</text:p>
              </table:table-cell>
              <table:table-cell office:value-type="float" office:value="11700">
                <text:p>11700</text:p>
              </table:table-cell>
              <table:table-cell office:value-type="float" office:value="11.387264957265">
                <text:p>11.3872649572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559">
                <text:p>11559</text:p>
              </table:table-cell>
              <table:table-cell office:value-type="float" office:value="11.1091789947227">
                <text:p>11.1091789947227</text:p>
              </table:table-cell>
              <table:table-cell office:value-type="float" office:value="12082">
                <text:p>12082</text:p>
              </table:table-cell>
              <table:table-cell office:value-type="float" office:value="11.0916239033273">
                <text:p>11.09162390332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502">
                <text:p>11502</text:p>
              </table:table-cell>
              <table:table-cell office:value-type="float" office:value="11.0755520778995">
                <text:p>11.0755520778995</text:p>
              </table:table-cell>
              <table:table-cell office:value-type="float" office:value="11952">
                <text:p>11952</text:p>
              </table:table-cell>
              <table:table-cell office:value-type="float" office:value="11.1245816599732">
                <text:p>11.12458165997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609">
                <text:p>11609</text:p>
              </table:table-cell>
              <table:table-cell office:value-type="float" office:value="11.0992333534327">
                <text:p>11.0992333534327</text:p>
              </table:table-cell>
              <table:table-cell office:value-type="float" office:value="11916">
                <text:p>11916</text:p>
              </table:table-cell>
              <table:table-cell office:value-type="float" office:value="11.1329305135952">
                <text:p>11.13293051359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871">
                <text:p>11871</text:p>
              </table:table-cell>
              <table:table-cell office:value-type="float" office:value="10.6117429028725">
                <text:p>10.6117429028725</text:p>
              </table:table-cell>
              <table:table-cell office:value-type="float" office:value="12072">
                <text:p>12072</text:p>
              </table:table-cell>
              <table:table-cell office:value-type="float" office:value="11.0139993373095">
                <text:p>11.0139993373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166">
                <text:p>11166</text:p>
              </table:table-cell>
              <table:table-cell office:value-type="float" office:value="11.7144008597528">
                <text:p>11.7144008597528</text:p>
              </table:table-cell>
              <table:table-cell office:value-type="float" office:value="11747">
                <text:p>11747</text:p>
              </table:table-cell>
              <table:table-cell office:value-type="float" office:value="11.2277177151613">
                <text:p>11.22771771516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466">
                <text:p>11466</text:p>
              </table:table-cell>
              <table:table-cell office:value-type="float" office:value="11.4441828013257">
                <text:p>11.4441828013257</text:p>
              </table:table-cell>
              <table:table-cell office:value-type="float" office:value="11797">
                <text:p>11797</text:p>
              </table:table-cell>
              <table:table-cell office:value-type="float" office:value="11.275324234975">
                <text:p>11.2753242349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771">
                <text:p>11771</text:p>
              </table:table-cell>
              <table:table-cell office:value-type="float" office:value="11.0381445926429">
                <text:p>11.0381445926429</text:p>
              </table:table-cell>
              <table:table-cell office:value-type="float" office:value="11713">
                <text:p>11713</text:p>
              </table:table-cell>
              <table:table-cell office:value-type="float" office:value="11.6115427302997">
                <text:p>11.61154273029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484">
                <text:p>11484</text:p>
              </table:table-cell>
              <table:table-cell office:value-type="float" office:value="11.2975444096134">
                <text:p>11.2975444096134</text:p>
              </table:table-cell>
              <table:table-cell office:value-type="float" office:value="11983">
                <text:p>11983</text:p>
              </table:table-cell>
              <table:table-cell office:value-type="float" office:value="11.2398397730118">
                <text:p>11.23983977301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736">
                <text:p>11736</text:p>
              </table:table-cell>
              <table:table-cell office:value-type="float" office:value="11.1529481935924">
                <text:p>11.1529481935924</text:p>
              </table:table-cell>
              <table:table-cell office:value-type="float" office:value="11774">
                <text:p>11774</text:p>
              </table:table-cell>
              <table:table-cell office:value-type="float" office:value="11.3246984881943">
                <text:p>11.32469848819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673">
                <text:p>11673</text:p>
              </table:table-cell>
              <table:table-cell office:value-type="float" office:value="11.1236186070419">
                <text:p>11.1236186070419</text:p>
              </table:table-cell>
              <table:table-cell office:value-type="float" office:value="11659">
                <text:p>11659</text:p>
              </table:table-cell>
              <table:table-cell office:value-type="float" office:value="11.3635817823141">
                <text:p>11.36358178231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951">
                <text:p>10951</text:p>
              </table:table-cell>
              <table:table-cell office:value-type="float" office:value="12.2739475846955">
                <text:p>12.2739475846955</text:p>
              </table:table-cell>
              <table:table-cell office:value-type="float" office:value="12051">
                <text:p>12051</text:p>
              </table:table-cell>
              <table:table-cell office:value-type="float" office:value="10.8442452908472">
                <text:p>10.84424529084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285">
                <text:p>11285</text:p>
              </table:table-cell>
              <table:table-cell office:value-type="float" office:value="11.2657509968985">
                <text:p>11.2657509968985</text:p>
              </table:table-cell>
              <table:table-cell office:value-type="float" office:value="12067">
                <text:p>12067</text:p>
              </table:table-cell>
              <table:table-cell office:value-type="float" office:value="11.0217121074003">
                <text:p>11.02171210740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801">
                <text:p>10801</text:p>
              </table:table-cell>
              <table:table-cell office:value-type="float" office:value="12.3464494028331">
                <text:p>12.3464494028331</text:p>
              </table:table-cell>
              <table:table-cell office:value-type="float" office:value="12087">
                <text:p>12087</text:p>
              </table:table-cell>
              <table:table-cell office:value-type="float" office:value="11.0553487217672">
                <text:p>11.05534872176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20">
                <text:p>11520</text:p>
              </table:table-cell>
              <table:table-cell office:value-type="float" office:value="11.3072048611111">
                <text:p>11.3072048611111</text:p>
              </table:table-cell>
              <table:table-cell office:value-type="float" office:value="12199">
                <text:p>12199</text:p>
              </table:table-cell>
              <table:table-cell office:value-type="float" office:value="10.9422903516682">
                <text:p>10.94229035166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931">
                <text:p>11931</text:p>
              </table:table-cell>
              <table:table-cell office:value-type="float" office:value="10.4218422596597">
                <text:p>10.4218422596597</text:p>
              </table:table-cell>
              <table:table-cell office:value-type="float" office:value="12098">
                <text:p>12098</text:p>
              </table:table-cell>
              <table:table-cell office:value-type="float" office:value="11.1370474458588">
                <text:p>11.13704744585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735">
                <text:p>11735</text:p>
              </table:table-cell>
              <table:table-cell office:value-type="float" office:value="10.7506604175543">
                <text:p>10.7506604175543</text:p>
              </table:table-cell>
              <table:table-cell office:value-type="float" office:value="11950">
                <text:p>11950</text:p>
              </table:table-cell>
              <table:table-cell office:value-type="float" office:value="11.2539748953975">
                <text:p>11.25397489539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764">
                <text:p>11764</text:p>
              </table:table-cell>
              <table:table-cell office:value-type="float" office:value="10.8265895953757">
                <text:p>10.8265895953757</text:p>
              </table:table-cell>
              <table:table-cell office:value-type="float" office:value="11912">
                <text:p>11912</text:p>
              </table:table-cell>
              <table:table-cell office:value-type="float" office:value="11.1547179314976">
                <text:p>11.15471793149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853">
                <text:p>11853</text:p>
              </table:table-cell>
              <table:table-cell office:value-type="float" office:value="10.8638319412807">
                <text:p>10.8638319412807</text:p>
              </table:table-cell>
              <table:table-cell office:value-type="float" office:value="12063">
                <text:p>12063</text:p>
              </table:table-cell>
              <table:table-cell office:value-type="float" office:value="11.2074110917682">
                <text:p>11.20741109176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510">
                <text:p>11510</text:p>
              </table:table-cell>
              <table:table-cell office:value-type="float" office:value="11.4495221546481">
                <text:p>11.4495221546481</text:p>
              </table:table-cell>
              <table:table-cell office:value-type="float" office:value="11776">
                <text:p>11776</text:p>
              </table:table-cell>
              <table:table-cell office:value-type="float" office:value="11.1187160326087">
                <text:p>11.11871603260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94">
                <text:p>11394</text:p>
              </table:table-cell>
              <table:table-cell office:value-type="float" office:value="11.4687554853432">
                <text:p>11.4687554853432</text:p>
              </table:table-cell>
              <table:table-cell office:value-type="float" office:value="12180">
                <text:p>12180</text:p>
              </table:table-cell>
              <table:table-cell office:value-type="float" office:value="11.1194581280788">
                <text:p>11.11945812807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623">
                <text:p>11623</text:p>
              </table:table-cell>
              <table:table-cell office:value-type="float" office:value="11.1054805127764">
                <text:p>11.1054805127764</text:p>
              </table:table-cell>
              <table:table-cell office:value-type="float" office:value="11917">
                <text:p>11917</text:p>
              </table:table-cell>
              <table:table-cell office:value-type="float" office:value="11.1173114038768">
                <text:p>11.11731140387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91">
                <text:p>11091</text:p>
              </table:table-cell>
              <table:table-cell office:value-type="float" office:value="11.8746731584167">
                <text:p>11.8746731584167</text:p>
              </table:table-cell>
              <table:table-cell office:value-type="float" office:value="11699">
                <text:p>11699</text:p>
              </table:table-cell>
              <table:table-cell office:value-type="float" office:value="11.5249166595436">
                <text:p>11.52491665954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974">
                <text:p>10974</text:p>
              </table:table-cell>
              <table:table-cell office:value-type="float" office:value="12.3131036996537">
                <text:p>12.3131036996537</text:p>
              </table:table-cell>
              <table:table-cell office:value-type="float" office:value="12121">
                <text:p>12121</text:p>
              </table:table-cell>
              <table:table-cell office:value-type="float" office:value="11.0109726920221">
                <text:p>11.01097269202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677">
                <text:p>11677</text:p>
              </table:table-cell>
              <table:table-cell office:value-type="float" office:value="10.7979789329451">
                <text:p>10.7979789329451</text:p>
              </table:table-cell>
              <table:table-cell office:value-type="float" office:value="11980">
                <text:p>11980</text:p>
              </table:table-cell>
              <table:table-cell office:value-type="float" office:value="11.340734557596">
                <text:p>11.3407345575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216">
                <text:p>11216</text:p>
              </table:table-cell>
              <table:table-cell office:value-type="float" office:value="11.7150499286733">
                <text:p>11.7150499286733</text:p>
              </table:table-cell>
              <table:table-cell office:value-type="float" office:value="12157">
                <text:p>12157</text:p>
              </table:table-cell>
              <table:table-cell office:value-type="float" office:value="11.0449946532862">
                <text:p>11.04499465328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779">
                <text:p>11779</text:p>
              </table:table-cell>
              <table:table-cell office:value-type="float" office:value="10.9273282961202">
                <text:p>10.9273282961202</text:p>
              </table:table-cell>
              <table:table-cell office:value-type="float" office:value="11852">
                <text:p>11852</text:p>
              </table:table-cell>
              <table:table-cell office:value-type="float" office:value="11.2626560917989">
                <text:p>11.26265609179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006">
                <text:p>11006</text:p>
              </table:table-cell>
              <table:table-cell office:value-type="float" office:value="11.8414501181174">
                <text:p>11.8414501181174</text:p>
              </table:table-cell>
              <table:table-cell office:value-type="float" office:value="11788">
                <text:p>11788</text:p>
              </table:table-cell>
              <table:table-cell office:value-type="float" office:value="11.387088564642">
                <text:p>11.3870885646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381">
                <text:p>11381</text:p>
              </table:table-cell>
              <table:table-cell office:value-type="float" office:value="11.649767155786">
                <text:p>11.649767155786</text:p>
              </table:table-cell>
              <table:table-cell office:value-type="float" office:value="11862">
                <text:p>11862</text:p>
              </table:table-cell>
              <table:table-cell office:value-type="float" office:value="11.0440903726184">
                <text:p>11.04409037261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088">
                <text:p>11088</text:p>
              </table:table-cell>
              <table:table-cell office:value-type="float" office:value="11.8701298701299">
                <text:p>11.8701298701299</text:p>
              </table:table-cell>
              <table:table-cell office:value-type="float" office:value="11992">
                <text:p>11992</text:p>
              </table:table-cell>
              <table:table-cell office:value-type="float" office:value="11.0436124082722">
                <text:p>11.04361240827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69">
                <text:p>11769</text:p>
              </table:table-cell>
              <table:table-cell office:value-type="float" office:value="10.683745432917">
                <text:p>10.683745432917</text:p>
              </table:table-cell>
              <table:table-cell office:value-type="float" office:value="12378">
                <text:p>12378</text:p>
              </table:table-cell>
              <table:table-cell office:value-type="float" office:value="10.7547261269995">
                <text:p>10.75472612699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762">
                <text:p>11762</text:p>
              </table:table-cell>
              <table:table-cell office:value-type="float" office:value="10.7090630845094">
                <text:p>10.7090630845094</text:p>
              </table:table-cell>
              <table:table-cell office:value-type="float" office:value="12242">
                <text:p>12242</text:p>
              </table:table-cell>
              <table:table-cell office:value-type="float" office:value="11.0356150955726">
                <text:p>11.03561509557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